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color="#3465a4" loext:opacity="100%" fo:font-size="15pt" officeooo:rsid="00120f6e" officeooo:paragraph-rsid="00120f6e" style:font-size-asian="15pt" style:font-size-complex="15pt"/>
    </style:style>
    <style:style style:name="P4" style:family="paragraph" style:parent-style-name="Standard">
      <style:text-properties fo:color="#3465a4" loext:opacity="100%" fo:font-size="15pt" style:font-size-asian="15pt" style:font-size-complex="15pt"/>
    </style:style>
    <style:style style:name="T1" style:family="text">
      <style:text-properties officeooo:rsid="0012cb0b"/>
    </style:style>
    <style:style style:name="T2" style:family="text">
      <style:text-properties officeooo:rsid="0012ac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.- Contestar a las siguientes preguntas:</text:p>
      <text:p text:style-name="Standard"/>
      <text:p text:style-name="P2">● ¿Por qué los distintos colores tienen distintos tiempos?</text:p>
      <text:p text:style-name="P3">Porque en el código en cada led esta asignado un método llamado delay que lo que hace es controlar el tiempo de encendido de cada led</text:p>
      <text:p text:style-name="P4"/>
      <text:p text:style-name="P2">● ¿En qué línea se determina el tiempo que dura cada luz?</text:p>
      <text:p text:style-name="P3">En la línea 13, 17, 21, 24, <text:span text:style-name="T1">en estas líneas esta el delay</text:span></text:p>
      <text:p text:style-name="P2"/>
      <text:p text:style-name="P2">● ¿Podrías hacer que todas las luces duren el mismo</text:p>
      <text:p text:style-name="P2">tiempo?</text:p>
      <text:p text:style-name="P3">Si, solo se necesita poner el mismo tiempo en el delay, se podrían poner todos a 3000, <text:span text:style-name="T2">200 o lo que se necesite en el proyect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7:53:07.990000000</meta:creation-date>
    <dc:date>2024-11-29T17:58:02.015000000</dc:date>
    <meta:editing-duration>PT4M53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8" meta:word-count="104" meta:character-count="540" meta:non-whitespace-character-count="444"/>
  </office:meta>
</office:document-meta>
</file>